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3e6b9" officeooo:paragraph-rsid="0003e6b9"/>
    </style:style>
    <style:style style:name="P2" style:family="paragraph" style:parent-style-name="Text_20_body">
      <style:text-properties officeooo:rsid="000675e2" officeooo:paragraph-rsid="000675e2"/>
    </style:style>
    <style:style style:name="P3" style:family="paragraph" style:parent-style-name="Heading_20_1">
      <style:text-properties officeooo:rsid="0003e6b9" officeooo:paragraph-rsid="0003e6b9"/>
    </style:style>
    <style:style style:name="P4" style:family="paragraph" style:parent-style-name="Heading_20_1">
      <style:text-properties officeooo:paragraph-rsid="000675e2"/>
    </style:style>
    <style:style style:name="P5" style:family="paragraph" style:parent-style-name="Standard" style:list-style-name="L1">
      <style:text-properties officeooo:rsid="0003e6b9" officeooo:paragraph-rsid="0003e6b9"/>
    </style:style>
    <style:style style:name="P6" style:family="paragraph" style:parent-style-name="Standard">
      <style:text-properties officeooo:rsid="0003e6b9" officeooo:paragraph-rsid="0003e6b9"/>
    </style:style>
    <style:style style:name="P7" style:family="paragraph" style:parent-style-name="Standard" style:list-style-name="L1">
      <style:text-properties officeooo:rsid="00058e5a" officeooo:paragraph-rsid="00058e5a"/>
    </style:style>
    <style:style style:name="P8" style:family="paragraph" style:parent-style-name="Standard" style:list-style-name="L1">
      <style:text-properties officeooo:rsid="00058e5a" officeooo:paragraph-rsid="00079e9b"/>
    </style:style>
    <style:style style:name="P9" style:family="paragraph" style:parent-style-name="Standard">
      <style:text-properties officeooo:rsid="00058e5a" officeooo:paragraph-rsid="00058e5a"/>
    </style:style>
    <style:style style:name="T1" style:family="text">
      <style:text-properties officeooo:rsid="00058e5a"/>
    </style:style>
    <style:style style:name="T2" style:family="text">
      <style:text-properties officeooo:rsid="000675e2"/>
    </style:style>
    <style:style style:name="T3" style:family="text">
      <style:text-properties officeooo:rsid="00079e9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Проект</text:h>
      <text:h text:style-name="P4" text:outline-level="1">Українська облікова система <text:bookmark-start text:name="__DdeLink__63_107386615"/><text:span text:style-name="T2">Скупий</text:span><text:bookmark-end text:name="__DdeLink__63_107386615"/> <text:span text:style-name="T1">(</text:span><text:span text:style-name="T2">УОС Скупий </text:span><text:span text:style-name="T1">).</text:span></text:h>
      <text:p text:style-name="P2">Ukrainian count system Skupiy (UCS Skupiy)</text:p>
      <text:p text:style-name="P1"/>
      <text:p text:style-name="P1"/>
      <text:p text:style-name="P1">Автор Шатній С.О.</text:p>
      <text:p text:style-name="P1"/>
      <text:p text:style-name="P1"/>
      <text:p text:style-name="P1">Преамбула.</text:p>
      <text:p text:style-name="P1"/>
      <text:p text:style-name="P1">Я бачу, що:</text:p>
      <text:p text:style-name="P1">- з однієї сторони більшість українських піприємств використовує облікві системи на базі <text:bookmark-start text:name="__DdeLink__1_3836880661"/>технологічної платформи 1С<text:bookmark-end text:name="__DdeLink__1_3836880661"/>. В тому числі і програми сімейства <text:s/>BAS, які позіционують себе як українські продукти;</text:p>
      <text:p text:style-name="P1">- з іншої сторони <text:s/>технологічна платформа 1С використовує <text:bookmark-start text:name="__DdeLink__3_3836880661"/>об’єктну модель даних<text:bookmark-end text:name="__DdeLink__3_3836880661"/>, яка проецирується на реляційну СУБД (MS SQL, Postgres, Dbase), що має низку недоліків, головні яз яких — це надмірна складність результуючих баз даних і, як наслідки, великий об’єм баз даних та низька продуктивність програм. Достатньо сказати, що навіть при наявності швидкого і потужного сервера, при використанні файлового варіанта бази даних, при кількості користувачів більше ніж 15 виникають проблеми продуктивності.</text:p>
      <text:p text:style-name="P1"/>
      <text:p text:style-name="P1">Ідея.</text:p>
      <text:p text:style-name="P1"/>
      <text:p text:style-name="P1">Потрібно створити облікову програму, у якій:</text:p>
      <text:list xml:id="list139812791" text:style-name="L1">
        <text:list-item>
          <text:p text:style-name="P5">Усі дані під час работи програми будуть знаходитись у оперативінй пам’яті. Зараз об’єми ОП великі і пам’ять дешева. Вже у домашніх компь’ютерів зустрічається об’єм ОП 32 Gb. Якщо взяти до уваги, що на моєму підприємстві ТОВ “Керамет” база “BAS Бухгалтерії Корп.” після 5 років використання десь 5 Gb, я думаю, що тримати її всю в ОП не є великою проблемою. Більшою проблемою, на мій погляд, є надійність зберігання даних, які можуть бути втрачені при зникненні живлення. Для вирішення цієї проблеми пропонується безперервне журналювання.</text:p>
        </text:list-item>
        <text:list-item>
          <text:p text:style-name="P7">Тии даних для УОС Skupiy - це об’єкти, аналогічні типам даних 1С</text:p>
        </text:list-item>
        <text:list-item>
          <text:p text:style-name="P5">Не використовувати проекцію об’єктної моделі даних на будь-яку СУБД і працювати з даними безпосередньо. Це спростить структуру даних і підвищить швидкість.</text:p>
        </text:list-item>
        <text:list-item>
          <text:p text:style-name="P8">Є <text:span text:style-name="T3">об'єкт, аналогічний конфігурації 1С, де зберігаются всі налаштування поточної конфігурації.</text:span></text:p>
        </text:list-item>
        <text:list-item>
          <text:p text:style-name="P7"><text:bookmark-start text:name="__DdeLink__59_3981353155"/>Є <text:bookmark-end text:name="__DdeLink__59_3981353155"/>язик програмування для <text:span text:style-name="T3">реалізації бізнес логіки</text:span>.</text:p>
        </text:list-item>
      </text:list>
      <text:p text:style-name="P9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6:36:06.757126278</meta:creation-date>
    <dc:date>2025-05-15T08:11:09.546511568</dc:date>
    <meta:editing-duration>PT45M25S</meta:editing-duration>
    <meta:editing-cycles>5</meta:editing-cycles>
    <meta:generator>LibreOffice/7.4.7.2$Linux_X86_64 LibreOffice_project/40$Build-2</meta:generator>
    <dc:creator>Сергій Шатній</dc:creator>
    <meta:document-statistic meta:table-count="0" meta:image-count="0" meta:object-count="0" meta:page-count="1" meta:paragraph-count="15" meta:word-count="264" meta:character-count="1797" meta:non-whitespace-character-count="1550"/>
  </office:meta>
</office:document-meta>
</file>